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line-height="115%" fo:text-align="center" style:justify-single-word="false" style:page-number="auto" fo:break-before="page"/>
    </style:style>
    <style:style style:name="P2" style:family="paragraph" style:parent-style-name="Normal">
      <style:paragraph-properties fo:line-height="115%" fo:text-align="justify" style:justify-single-word="false" fo:text-indent="0.501cm" style:auto-text-indent="false"/>
    </style:style>
    <style:style style:name="P3" style:family="paragraph" style:parent-style-name="Normal">
      <style:paragraph-properties fo:line-height="115%" fo:text-align="center" style:justify-single-word="false" fo:text-indent="0.501cm" style:auto-text-indent="false"/>
    </style:style>
    <style:style style:name="P4" style:family="paragraph" style:parent-style-name="Normal">
      <style:paragraph-properties fo:line-height="115%" fo:text-align="justify" style:justify-single-word="false" fo:text-indent="0.501cm" style:auto-text-indent="false"/>
      <style:text-properties officeooo:rsid="00158e69" officeooo:paragraph-rsid="00158e69"/>
    </style:style>
    <style:style style:name="P5" style:family="paragraph" style:parent-style-name="Normal" style:list-style-name="L1">
      <style:paragraph-properties fo:line-height="115%" fo:text-align="justify" style:justify-single-word="false"/>
      <style:text-properties officeooo:rsid="00158e69" officeooo:paragraph-rsid="00158e69"/>
    </style:style>
    <style:style style:name="P6" style:family="paragraph" style:parent-style-name="Normal" style:list-style-name="L2">
      <style:paragraph-properties fo:line-height="115%" fo:text-align="justify" style:justify-single-word="false"/>
    </style:style>
    <style:style style:name="P7" style:family="paragraph" style:parent-style-name="Normal">
      <style:paragraph-properties fo:line-height="115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Arial" style:font-name-complex="Arial" style:font-size-complex="12pt"/>
    </style:style>
    <style:style style:name="T3" style:family="text">
      <style:text-properties officeooo:rsid="00158e69" style:font-name-asian="Arial" style:font-name-complex="Arial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trodução</text:span></text:span></text:p>
      <text:p text:style-name="P2">Clínicas médicas enfrentam desafios com o atendimento em múltiplos canais (WhatsApp, telefone, etc.). A falta de integração dificulta o acompanhamento de pacientes e a medição do desempenho. Este projeto propõe uma solução centralizada usando Low-Code, especificamente a plataforma Bubble.io, para unificar esses canais.</text:p>
      <text:p text:style-name="P3"><text:span text:style-name="Fonte_20_parág._20_padrão"><text:span text:style-name="T1">Objetivo</text:span></text:span></text:p>
      <text:p text:style-name="P2"><text:span text:style-name="Fonte_20_parág._20_padrão"><text:span text:style-name="T2">O objetivo principal é criar um protótipo de sistema omnichannel centralizado. A solução deve permitir que atendentes usem uma única plataforma para todos os contatos e que gerentes monitorem o desempenho da equipe através de métricas.</text:span></text:span></text:p>
      <text:p text:style-name="P3"><text:span text:style-name="Fonte_20_parág._20_padrão"><text:span text:style-name="T1">Metodologia</text:span></text:span></text:p>
      <text:p text:style-name="P4">Utilizamos a plataforma Low-Code Bubble.io, que permite o desenvolvimento visual de bancos de dados, lógica e interfaces (UI). A arquitetura foi dividida em:</text:p>
      <text:list text:style-name="L1">
        <text:list-item>
          <text:p text:style-name="P5">Dados: Criação das tabelas Paciente, Agendamento e Canal.</text:p>
        </text:list-item>
        <text:list-item>
          <text:p text:style-name="P5">Perfis: Uso do sistema nativo User com um campo role ("atendente" ou "gerente").</text:p>
        </text:list-item>
        <text:list-item>
          <text:p text:style-name="P5">Lógica: Criação de uma tela de Login e um Dashboard principal que exibe telas diferentes com base no role do usuário.</text:p>
        </text:list-item>
      </text:list>
      <text:p text:style-name="P3"><text:span text:style-name="Fonte_20_parág._20_padrão"><text:span text:style-name="T1">Resultado</text:span></text:span></text:p>
      <text:p text:style-name="P2"><text:span text:style-name="Fonte_20_parág._20_padrão"><text:span text:style-name="T2">O resultado é um protótipo funcional. Foram desenvolvidas as estruturas centrais:</text:span></text:span></text:p>
      <text:list text:style-name="L2">
        <text:list-item>
          <text:p text:style-name="P6"><text:span text:style-name="Fonte_20_parág._20_padrão"><text:span text:style-name="T3">Painel do Atendente: Permite criar agendamentos e registrar o canal de origem (ex: WhatsApp).</text:span></text:span></text:p>
        </text:list-item>
        <text:list-item>
          <text:p text:style-name="P6"><text:span text:style-name="Fonte_20_parág._20_padrão"><text:span text:style-name="T3">Painel do Gerente: Exibe um dashboard para monitoramento, incluindo a contagem de agendamentos e um gráfico de atendimentos por canal.</text:span></text:span></text:p>
        </text:list-item>
      </text:list>
      <text:p text:style-name="P7"><text:span text:style-name="Fonte_20_parág._20_padrão"><text:span text:style-name="T3">O sistema aplica os conceitos de segurança por permissões e está pronto para escalar.</text:span></text:span></text:p>
      <text:p text:style-name="P3"><text:span text:style-name="Fonte_20_parág._20_padrão"><text:span text:style-name="T1">Conclusão</text:span></text:span></text:p>
      <text:p text:style-name="P2"><text:span text:style-name="Fonte_20_parág._20_padrão"><text:span text:style-name="T2">O protótipo em Low-Code otimiza a gestão da clínica. A solução centraliza dados, aumenta a eficiência do atendimento e fornece visibilidade gerencial clara, melhorando a tomada de decisão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23f59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50%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2pt" style:font-size-asian="12pt"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ibliografia" style:family="paragraph" style:parent-style-name="Normal" style:next-style-name="Normal">
      <style:paragraph-properties fo:margin-top="0.212cm" fo:margin-bottom="0.212cm" style:contextual-spacing="false" fo:text-align="justify" style:justify-single-word="false" fo:hyphenation-ladder-count="no-limit" fo:hyphenation-keep="auto" loext:hyphenation-keep-type="column" loext:hyphenation-keep-line="false" fo:text-indent="1.501cm" style:auto-text-indent="false" style:text-autospace="none"/>
      <style:text-properties fo:color="#232020" loext:opacity="100%" style:font-name-asian="Calibri" style:font-family-asian="Calibri" style:font-family-generic-asian="swiss" style:font-pitch-asian="variable" style:language-asian="pt" style:country-asian="BR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fo:font-size="12pt" style:font-size-asian="12pt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Bibliografia">
      <style:paragraph-properties fo:margin-top="0.423cm" fo:margin-bottom="0.423cm" style:contextual-spacing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4pt" officeooo:rsid="0013c439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Fonte_20_parág._20_padrão"><text:span text:style-name="MT1">SISTEMA OMNICHANNEL PARA CLÍNICA MÉDICA</text:span></text:span></text:p>
        <text:p text:style-name="MP2"><text:span text:style-name="Fonte_20_parág._20_padrão"><text:span text:style-name="MT2">Matheus Costa Santos</text:span></text:span><text:line-break/>UNIC: Universidade de Cuiabá.</text:p>
      </style:header>
      <style:footer>
        <text:p text:style-name="MP3"><text:span text:style-name="Fonte_20_parág._20_padrão"><text:span text:style-name="MT1">REFERÊNCIAS: </text:span></text:span><text:line-break/>https://eumacsantos.bubbleapps.io/version-test/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Rafael Cassel</meta:initial-creator>
    <meta:creation-date>2025-11-17T17:17:00Z</meta:creation-date>
    <dc:date>2025-11-17T16:54:37.817910900</dc:date>
    <meta:editing-cycles>5</meta:editing-cycles>
    <meta:editing-duration>PT6M48S</meta:editing-duration>
    <meta:document-statistic meta:table-count="0" meta:image-count="0" meta:object-count="0" meta:page-count="1" meta:paragraph-count="19" meta:word-count="255" meta:character-count="1749" meta:non-whitespace-character-count="1517"/>
    <meta:template xlink:type="simple" xlink:actuate="onRequest" xlink:title="" xlink:href="../../../../../../../Downloads/Modelo%20de%20artigo%20(1).odt/Normal.dotm"/>
  </office:meta>
</office:document-meta>
</file>